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2">
          <table:table-cell/>
          <table:table-cell office:value-type="string">
            <text:p>LDIS</text:p>
          </table:table-cell>
          <table:table-cell office:value-type="string">
            <text:p>LDIS-MT</text:p>
          </table:table-cell>
          <table:table-cell office:value-type="string">
            <text:p>Base 512KB</text:p>
          </table:table-cell>
          <table:table-cell office:value-type="string">
            <text:p>Base 1MB</text:p>
          </table:table-cell>
        </table:table-row>
        <table:table-row table:style-name="ro3">
          <table:table-cell office:value-type="string">
            <text:p>ammp</text:p>
          </table:table-cell>
          <table:table-cell table:number-columns-repeated="2" office:value-type="float" office:value="7.17">
            <text:p>7.17</text:p>
          </table:table-cell>
          <table:table-cell office:value-type="float" office:value="76.1">
            <text:p>76.1</text:p>
          </table:table-cell>
          <table:table-cell office:value-type="float" office:value="54.13">
            <text:p>54.13</text:p>
          </table:table-cell>
        </table:table-row>
        <table:table-row table:style-name="ro3">
          <table:table-cell office:value-type="string">
            <text:p>applu</text:p>
          </table:table-cell>
          <table:table-cell table:number-columns-repeated="2" office:value-type="float" office:value="5.71">
            <text:p>5.71</text:p>
          </table:table-cell>
          <table:table-cell office:value-type="float" office:value="5.74">
            <text:p>5.74</text:p>
          </table:table-cell>
          <table:table-cell office:value-type="float" office:value="5.73">
            <text:p>5.73</text:p>
          </table:table-cell>
        </table:table-row>
        <table:table-row table:style-name="ro3">
          <table:table-cell office:value-type="string">
            <text:p>apsi</text:p>
          </table:table-cell>
          <table:table-cell table:number-columns-repeated="2" office:value-type="float" office:value="11.91">
            <text:p>11.91</text:p>
          </table:table-cell>
          <table:table-cell office:value-type="float" office:value="72.5">
            <text:p>72.5</text:p>
          </table:table-cell>
          <table:table-cell office:value-type="float" office:value="11.79">
            <text:p>11.79</text:p>
          </table:table-cell>
        </table:table-row>
        <table:table-row table:style-name="ro2">
          <table:table-cell office:value-type="string">
            <text:p>art</text:p>
          </table:table-cell>
          <table:table-cell table:number-columns-repeated="2" office:value-type="float" office:value="17.72">
            <text:p>17.72</text:p>
          </table:table-cell>
          <table:table-cell office:value-type="float" office:value="82.25">
            <text:p>82.25</text:p>
          </table:table-cell>
          <table:table-cell office:value-type="float" office:value="66.66">
            <text:p>66.66</text:p>
          </table:table-cell>
        </table:table-row>
        <table:table-row table:style-name="ro3">
          <table:table-cell office:value-type="string">
            <text:p>equake</text:p>
          </table:table-cell>
          <table:table-cell table:number-columns-repeated="4" office:value-type="float" office:value="0.18">
            <text:p>0.18</text:p>
          </table:table-cell>
        </table:table-row>
        <table:table-row table:style-name="ro2">
          <table:table-cell office:value-type="string">
            <text:p>fma3d</text:p>
          </table:table-cell>
          <table:table-cell table:number-columns-repeated="4" office:value-type="float" office:value="0.01">
            <text:p>0.01</text:p>
          </table:table-cell>
        </table:table-row>
        <table:table-row table:style-name="ro3">
          <table:table-cell office:value-type="string">
            <text:p>galgel</text:p>
          </table:table-cell>
          <table:table-cell table:number-columns-repeated="2" office:value-type="float" office:value="2.42">
            <text:p>2.42</text:p>
          </table:table-cell>
          <table:table-cell office:value-type="float" office:value="5.97">
            <text:p>5.97</text:p>
          </table:table-cell>
          <table:table-cell office:value-type="float" office:value="2.61">
            <text:p>2.61</text:p>
          </table:table-cell>
        </table:table-row>
        <table:table-row table:style-name="ro3">
          <table:table-cell office:value-type="string">
            <text:p>lucas</text:p>
          </table:table-cell>
          <table:table-cell table:number-columns-repeated="4" office:value-type="float" office:value="31.86">
            <text:p>31.86</text:p>
          </table:table-cell>
        </table:table-row>
        <table:table-row table:style-name="ro2">
          <table:table-cell office:value-type="string">
            <text:p>mesa</text:p>
          </table:table-cell>
          <table:table-cell table:number-columns-repeated="4" office:value-type="float" office:value="0.09">
            <text:p>0.09</text:p>
          </table:table-cell>
        </table:table-row>
        <table:table-row table:style-name="ro3">
          <table:table-cell office:value-type="string">
            <text:p>mgrid</text:p>
          </table:table-cell>
          <table:table-cell table:number-columns-repeated="2" office:value-type="float" office:value="15.52">
            <text:p>15.52</text:p>
          </table:table-cell>
          <table:table-cell office:value-type="float" office:value="19.68">
            <text:p>19.68</text:p>
          </table:table-cell>
          <table:table-cell office:value-type="float" office:value="15.13">
            <text:p>15.13</text:p>
          </table:table-cell>
        </table:table-row>
        <table:table-row table:style-name="ro2">
          <table:table-cell office:value-type="string">
            <text:p>swim</text:p>
          </table:table-cell>
          <table:table-cell table:number-columns-repeated="2" office:value-type="float" office:value="25.29">
            <text:p>25.29</text:p>
          </table:table-cell>
          <table:table-cell office:value-type="float" office:value="26.87">
            <text:p>26.87</text:p>
          </table:table-cell>
          <table:table-cell office:value-type="float" office:value="26.86">
            <text:p>26.8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bzip2</text:p>
          </table:table-cell>
          <table:table-cell table:number-columns-repeated="2" office:value-type="float" office:value="6.17">
            <text:p>6.17</text:p>
          </table:table-cell>
          <table:table-cell office:value-type="float" office:value="12.77">
            <text:p>12.77</text:p>
          </table:table-cell>
          <table:table-cell office:value-type="float" office:value="7.47">
            <text:p>7.47</text:p>
          </table:table-cell>
        </table:table-row>
        <table:table-row table:style-name="ro2">
          <table:table-cell office:value-type="string">
            <text:p>crafty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gap</text:p>
          </table:table-cell>
          <table:table-cell table:number-columns-repeated="3" office:value-type="float" office:value="26.15">
            <text:p>26.15</text:p>
          </table:table-cell>
          <table:table-cell office:value-type="float" office:value="26.14">
            <text:p>26.14</text:p>
          </table:table-cell>
        </table:table-row>
        <table:table-row table:style-name="ro2">
          <table:table-cell office:value-type="string">
            <text:p>gcc</text:p>
          </table:table-cell>
          <table:table-cell table:number-columns-repeated="2" office:value-type="float" office:value="0.45">
            <text:p>0.45</text:p>
          </table:table-cell>
          <table:table-cell office:value-type="float" office:value="1.38">
            <text:p>1.38</text:p>
          </table:table-cell>
          <table:table-cell office:value-type="float" office:value="0.71">
            <text:p>0.71</text:p>
          </table:table-cell>
        </table:table-row>
        <table:table-row table:style-name="ro3">
          <table:table-cell office:value-type="string">
            <text:p>gzip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</table:table-row>
        <table:table-row table:style-name="ro3">
          <table:table-cell office:value-type="string">
            <text:p>mcf</text:p>
          </table:table-cell>
          <table:table-cell table:number-columns-repeated="2" office:value-type="float" office:value="14.36">
            <text:p>14.36</text:p>
          </table:table-cell>
          <table:table-cell office:value-type="float" office:value="32.53">
            <text:p>32.53</text:p>
          </table:table-cell>
          <table:table-cell office:value-type="float" office:value="17.66">
            <text:p>17.66</text:p>
          </table:table-cell>
        </table:table-row>
        <table:table-row table:style-name="ro2">
          <table:table-cell office:value-type="string">
            <text:p>parser</text:p>
          </table:table-cell>
          <table:table-cell table:number-columns-repeated="2" office:value-type="float" office:value="4.6">
            <text:p>4.6</text:p>
          </table:table-cell>
          <table:table-cell office:value-type="float" office:value="10.49">
            <text:p>10.49</text:p>
          </table:table-cell>
          <table:table-cell office:value-type="float" office:value="7.02">
            <text:p>7.02</text:p>
          </table:table-cell>
        </table:table-row>
        <table:table-row table:style-name="ro3">
          <table:table-cell office:value-type="string">
            <text:p>twolf</text:p>
          </table:table-cell>
          <table:table-cell table:number-columns-repeated="4" office:value-type="float" office:value="0.03">
            <text:p>0.03</text:p>
          </table:table-cell>
        </table:table-row>
        <table:table-row table:style-name="ro2">
          <table:table-cell office:value-type="string">
            <text:p>vortex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</table:table-row>
        <table:table-row table:style-name="ro3">
          <table:table-cell office:value-type="string">
            <text:p>vpr</text:p>
          </table:table-cell>
          <table:table-cell table:number-columns-repeated="4" office:value-type="float" office:value="0.02">
            <text:p>0.02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2">
          <table:table-cell table:number-columns-repeated="2"/>
          <table:table-cell table:style-name="ce1" office:value-type="string">
            <text:p>HITS</text:p>
          </table:table-cell>
          <table:table-cell table:number-columns-repeated="5"/>
          <table:table-cell table:style-name="ce1" office:value-type="string">
            <text:p>WOC HIT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DIS</text:p>
          </table:table-cell>
          <table:table-cell office:value-type="string">
            <text:p>LDIS-MT</text:p>
          </table:table-cell>
          <table:table-cell office:value-type="string">
            <text:p>Base 512KB</text:p>
          </table:table-cell>
          <table:table-cell office:value-type="string">
            <text:p>Base 1MB</text:p>
          </table:table-cell>
          <table:table-cell table:number-columns-repeated="2"/>
          <table:table-cell office:value-type="string">
            <text:p>LDIS</text:p>
          </table:table-cell>
          <table:table-cell office:value-type="string">
            <text:p>LDIS-MT</text:p>
          </table:table-cell>
          <table:table-cell office:value-type="string">
            <text:p>Base 512KB</text:p>
          </table:table-cell>
          <table:table-cell office:value-type="string">
            <text:p>Base 1MB</text:p>
          </table:table-cell>
        </table:table-row>
        <table:table-row table:style-name="ro3">
          <table:table-cell office:value-type="string">
            <text:p>ammp</text:p>
          </table:table-cell>
          <table:table-cell table:number-columns-repeated="2" office:value-type="float" office:value="3643559">
            <text:p>3643559</text:p>
          </table:table-cell>
          <table:table-cell office:value-type="float" office:value="1916907">
            <text:p>1916907</text:p>
          </table:table-cell>
          <table:table-cell office:value-type="float" office:value="3679909">
            <text:p>3679909</text:p>
          </table:table-cell>
          <table:table-cell/>
          <table:table-cell office:value-type="string">
            <text:p>ammp</text:p>
          </table:table-cell>
          <table:table-cell table:number-columns-repeated="2" office:value-type="float" office:value="3803110">
            <text:p>38031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pplu</text:p>
          </table:table-cell>
          <table:table-cell table:number-columns-repeated="2" office:value-type="float" office:value="9443102">
            <text:p>9443102</text:p>
          </table:table-cell>
          <table:table-cell office:value-type="float" office:value="9494062">
            <text:p>9494062</text:p>
          </table:table-cell>
          <table:table-cell office:value-type="float" office:value="9495037">
            <text:p>9495037</text:p>
          </table:table-cell>
          <table:table-cell/>
          <table:table-cell office:value-type="string">
            <text:p>applu</text:p>
          </table:table-cell>
          <table:table-cell table:number-columns-repeated="2" office:value-type="float" office:value="53247">
            <text:p>532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psi</text:p>
          </table:table-cell>
          <table:table-cell table:number-columns-repeated="2" office:value-type="float" office:value="13596491">
            <text:p>13596491</text:p>
          </table:table-cell>
          <table:table-cell office:value-type="float" office:value="5943636">
            <text:p>5943636</text:p>
          </table:table-cell>
          <table:table-cell office:value-type="float" office:value="19064076">
            <text:p>19064076</text:p>
          </table:table-cell>
          <table:table-cell/>
          <table:table-cell office:value-type="string">
            <text:p>apsi</text:p>
          </table:table-cell>
          <table:table-cell table:number-columns-repeated="2" office:value-type="float" office:value="5440829">
            <text:p>54408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rt</text:p>
          </table:table-cell>
          <table:table-cell table:number-columns-repeated="2" office:value-type="float" office:value="7717418">
            <text:p>7717418</text:p>
          </table:table-cell>
          <table:table-cell office:value-type="float" office:value="5699103">
            <text:p>5699103</text:p>
          </table:table-cell>
          <table:table-cell office:value-type="float" office:value="10703316">
            <text:p>10703316</text:p>
          </table:table-cell>
          <table:table-cell/>
          <table:table-cell office:value-type="string">
            <text:p>art</text:p>
          </table:table-cell>
          <table:table-cell table:number-columns-repeated="2" office:value-type="float" office:value="18698104">
            <text:p>186981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equake</text:p>
          </table:table-cell>
          <table:table-cell table:number-columns-repeated="2" office:value-type="float" office:value="7921284">
            <text:p>7921284</text:p>
          </table:table-cell>
          <table:table-cell table:number-columns-repeated="2" office:value-type="float" office:value="7921307">
            <text:p>7921307</text:p>
          </table:table-cell>
          <table:table-cell/>
          <table:table-cell office:value-type="string">
            <text:p>equake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fma3d</text:p>
          </table:table-cell>
          <table:table-cell table:number-columns-repeated="4" office:value-type="float" office:value="5591937">
            <text:p>5591937</text:p>
          </table:table-cell>
          <table:table-cell/>
          <table:table-cell office:value-type="string">
            <text:p>fma3d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galgel</text:p>
          </table:table-cell>
          <table:table-cell table:number-columns-repeated="2" office:value-type="float" office:value="906741">
            <text:p>906741</text:p>
          </table:table-cell>
          <table:table-cell office:value-type="float" office:value="1429689">
            <text:p>1429689</text:p>
          </table:table-cell>
          <table:table-cell office:value-type="float" office:value="1480695">
            <text:p>1480695</text:p>
          </table:table-cell>
          <table:table-cell/>
          <table:table-cell office:value-type="string">
            <text:p>galgel</text:p>
          </table:table-cell>
          <table:table-cell table:number-columns-repeated="2" office:value-type="float" office:value="576850">
            <text:p>5768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ucas</text:p>
          </table:table-cell>
          <table:table-cell table:number-columns-repeated="4" office:value-type="float" office:value="281612">
            <text:p>281612</text:p>
          </table:table-cell>
          <table:table-cell/>
          <table:table-cell office:value-type="string">
            <text:p>lucas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mesa</text:p>
          </table:table-cell>
          <table:table-cell table:number-columns-repeated="4" office:value-type="float" office:value="4470253">
            <text:p>4470253</text:p>
          </table:table-cell>
          <table:table-cell/>
          <table:table-cell office:value-type="string">
            <text:p>mesa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mgrid</text:p>
          </table:table-cell>
          <table:table-cell table:number-columns-repeated="2" office:value-type="float" office:value="7216163">
            <text:p>7216163</text:p>
          </table:table-cell>
          <table:table-cell office:value-type="float" office:value="10081324">
            <text:p>10081324</text:p>
          </table:table-cell>
          <table:table-cell office:value-type="float" office:value="10647206">
            <text:p>10647206</text:p>
          </table:table-cell>
          <table:table-cell/>
          <table:table-cell office:value-type="string">
            <text:p>mgrid</text:p>
          </table:table-cell>
          <table:table-cell table:number-columns-repeated="2" office:value-type="float" office:value="3370615">
            <text:p>33706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wim</text:p>
          </table:table-cell>
          <table:table-cell table:number-columns-repeated="2" office:value-type="float" office:value="715920">
            <text:p>715920</text:p>
          </table:table-cell>
          <table:table-cell office:value-type="float" office:value="733562">
            <text:p>733562</text:p>
          </table:table-cell>
          <table:table-cell office:value-type="float" office:value="733629">
            <text:p>733629</text:p>
          </table:table-cell>
          <table:table-cell/>
          <table:table-cell office:value-type="string">
            <text:p>swim</text:p>
          </table:table-cell>
          <table:table-cell table:number-columns-repeated="2" office:value-type="float" office:value="33537">
            <text:p>335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bzip2</text:p>
          </table:table-cell>
          <table:table-cell table:number-columns-repeated="2" office:value-type="float" office:value="3135817">
            <text:p>3135817</text:p>
          </table:table-cell>
          <table:table-cell office:value-type="float" office:value="3740359">
            <text:p>3740359</text:p>
          </table:table-cell>
          <table:table-cell office:value-type="float" office:value="3967563">
            <text:p>3967563</text:p>
          </table:table-cell>
          <table:table-cell/>
          <table:table-cell office:value-type="string">
            <text:p>bzip2</text:p>
          </table:table-cell>
          <table:table-cell table:number-columns-repeated="2" office:value-type="float" office:value="887541">
            <text:p>8875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rafty</text:p>
          </table:table-cell>
          <table:table-cell table:number-columns-repeated="2" office:value-type="float" office:value="20893017">
            <text:p>20893017</text:p>
          </table:table-cell>
          <table:table-cell office:value-type="float" office:value="21411640">
            <text:p>21411640</text:p>
          </table:table-cell>
          <table:table-cell office:value-type="float" office:value="21438321">
            <text:p>21438321</text:p>
          </table:table-cell>
          <table:table-cell/>
          <table:table-cell office:value-type="string">
            <text:p>crafty</text:p>
          </table:table-cell>
          <table:table-cell table:number-columns-repeated="2" office:value-type="float" office:value="549365">
            <text:p>549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ap</text:p>
          </table:table-cell>
          <table:table-cell table:number-columns-repeated="2" office:value-type="float" office:value="4110559">
            <text:p>4110559</text:p>
          </table:table-cell>
          <table:table-cell office:value-type="float" office:value="4187182">
            <text:p>4187182</text:p>
          </table:table-cell>
          <table:table-cell office:value-type="float" office:value="4188032">
            <text:p>4188032</text:p>
          </table:table-cell>
          <table:table-cell/>
          <table:table-cell office:value-type="string">
            <text:p>gap</text:p>
          </table:table-cell>
          <table:table-cell table:number-columns-repeated="2" office:value-type="float" office:value="77097">
            <text:p>770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cc</text:p>
          </table:table-cell>
          <table:table-cell table:number-columns-repeated="2" office:value-type="float" office:value="5894271">
            <text:p>5894271</text:p>
          </table:table-cell>
          <table:table-cell office:value-type="float" office:value="11668312">
            <text:p>11668312</text:p>
          </table:table-cell>
          <table:table-cell office:value-type="float" office:value="11746863">
            <text:p>11746863</text:p>
          </table:table-cell>
          <table:table-cell/>
          <table:table-cell office:value-type="string">
            <text:p>gcc</text:p>
          </table:table-cell>
          <table:table-cell table:number-columns-repeated="2" office:value-type="float" office:value="5883527">
            <text:p>58835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zip</text:p>
          </table:table-cell>
          <table:table-cell table:number-columns-repeated="2" office:value-type="float" office:value="3392655">
            <text:p>3392655</text:p>
          </table:table-cell>
          <table:table-cell office:value-type="float" office:value="3408348">
            <text:p>3408348</text:p>
          </table:table-cell>
          <table:table-cell office:value-type="float" office:value="3408602">
            <text:p>3408602</text:p>
          </table:table-cell>
          <table:table-cell/>
          <table:table-cell office:value-type="string">
            <text:p>gzip</text:p>
          </table:table-cell>
          <table:table-cell table:number-columns-repeated="2" office:value-type="float" office:value="16049">
            <text:p>160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cf</text:p>
          </table:table-cell>
          <table:table-cell table:number-columns-repeated="2" office:value-type="float" office:value="8559918">
            <text:p>8559918</text:p>
          </table:table-cell>
          <table:table-cell office:value-type="float" office:value="11061349">
            <text:p>11061349</text:p>
          </table:table-cell>
          <table:table-cell office:value-type="float" office:value="13413216">
            <text:p>13413216</text:p>
          </table:table-cell>
          <table:table-cell/>
          <table:table-cell office:value-type="string">
            <text:p>mcf</text:p>
          </table:table-cell>
          <table:table-cell table:number-columns-repeated="2" office:value-type="float" office:value="5386643">
            <text:p>5386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arser</text:p>
          </table:table-cell>
          <table:table-cell table:number-columns-repeated="2" office:value-type="float" office:value="1488110">
            <text:p>1488110</text:p>
          </table:table-cell>
          <table:table-cell office:value-type="float" office:value="2298302">
            <text:p>2298302</text:p>
          </table:table-cell>
          <table:table-cell office:value-type="float" office:value="2387299">
            <text:p>2387299</text:p>
          </table:table-cell>
          <table:table-cell/>
          <table:table-cell office:value-type="string">
            <text:p>parser</text:p>
          </table:table-cell>
          <table:table-cell table:number-columns-repeated="2" office:value-type="float" office:value="961282">
            <text:p>9612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wolf</text:p>
          </table:table-cell>
          <table:table-cell table:number-columns-repeated="4" office:value-type="float" office:value="12617144">
            <text:p>12617144</text:p>
          </table:table-cell>
          <table:table-cell/>
          <table:table-cell office:value-type="string">
            <text:p>twolf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vortex</text:p>
          </table:table-cell>
          <table:table-cell table:number-columns-repeated="2" office:value-type="float" office:value="9692336">
            <text:p>9692336</text:p>
          </table:table-cell>
          <table:table-cell office:value-type="float" office:value="11489416">
            <text:p>11489416</text:p>
          </table:table-cell>
          <table:table-cell office:value-type="float" office:value="11502146">
            <text:p>11502146</text:p>
          </table:table-cell>
          <table:table-cell/>
          <table:table-cell office:value-type="string">
            <text:p>vortex</text:p>
          </table:table-cell>
          <table:table-cell table:number-columns-repeated="2" office:value-type="float" office:value="1808937">
            <text:p>18089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vpr</text:p>
          </table:table-cell>
          <table:table-cell table:number-columns-repeated="4" office:value-type="float" office:value="8306056">
            <text:p>8306056</text:p>
          </table:table-cell>
          <table:table-cell/>
          <table:table-cell office:value-type="string">
            <text:p>vpr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>
            <text:p>LINE MISSES</text:p>
          </table:table-cell>
          <table:table-cell table:number-columns-repeated="5"/>
          <table:table-cell table:style-name="ce1" office:value-type="string">
            <text:p>ACCES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DIS</text:p>
          </table:table-cell>
          <table:table-cell office:value-type="string">
            <text:p>LDIS-MT</text:p>
          </table:table-cell>
          <table:table-cell office:value-type="string">
            <text:p>Base 512KB</text:p>
          </table:table-cell>
          <table:table-cell office:value-type="string">
            <text:p>Base 1MB</text:p>
          </table:table-cell>
          <table:table-cell table:number-columns-repeated="2"/>
          <table:table-cell office:value-type="string">
            <text:p>LDIS</text:p>
          </table:table-cell>
          <table:table-cell office:value-type="string">
            <text:p>LDIS-MT</text:p>
          </table:table-cell>
          <table:table-cell office:value-type="string">
            <text:p>Base 512KB</text:p>
          </table:table-cell>
          <table:table-cell office:value-type="string">
            <text:p>Base 1MB</text:p>
          </table:table-cell>
        </table:table-row>
        <table:table-row table:style-name="ro3">
          <table:table-cell office:value-type="string">
            <text:p>ammp</text:p>
          </table:table-cell>
          <table:table-cell table:number-columns-repeated="2" office:value-type="float" office:value="575322">
            <text:p>575322</text:p>
          </table:table-cell>
          <table:table-cell office:value-type="float" office:value="6104825">
            <text:p>6104825</text:p>
          </table:table-cell>
          <table:table-cell office:value-type="float" office:value="575322">
            <text:p>575322</text:p>
          </table:table-cell>
          <table:table-cell/>
          <table:table-cell office:value-type="string">
            <text:p>ammp</text:p>
          </table:table-cell>
          <table:table-cell table:number-columns-repeated="2" office:value-type="float" office:value="8021991">
            <text:p>8021991</text:p>
          </table:table-cell>
          <table:table-cell office:value-type="float" office:value="8021732">
            <text:p>8021732</text:p>
          </table:table-cell>
          <table:table-cell office:value-type="float" office:value="8021718">
            <text:p>8021718</text:p>
          </table:table-cell>
        </table:table-row>
        <table:table-row table:style-name="ro3">
          <table:table-cell office:value-type="string">
            <text:p>applu</text:p>
          </table:table-cell>
          <table:table-cell table:number-columns-repeated="2" office:value-type="float" office:value="575498">
            <text:p>575498</text:p>
          </table:table-cell>
          <table:table-cell office:value-type="float" office:value="577786">
            <text:p>577786</text:p>
          </table:table-cell>
          <table:table-cell office:value-type="float" office:value="576810">
            <text:p>576810</text:p>
          </table:table-cell>
          <table:table-cell/>
          <table:table-cell office:value-type="string">
            <text:p>applu</text:p>
          </table:table-cell>
          <table:table-cell table:number-columns-repeated="2" office:value-type="float" office:value="10071847">
            <text:p>10071847</text:p>
          </table:table-cell>
          <table:table-cell table:style-name="ce2" office:value-type="float" office:value="10071848">
            <text:p>10071848</text:p>
          </table:table-cell>
          <table:table-cell office:value-type="float" office:value="10071847">
            <text:p>10071847</text:p>
          </table:table-cell>
        </table:table-row>
        <table:table-row table:style-name="ro3">
          <table:table-cell office:value-type="string">
            <text:p>apsi</text:p>
          </table:table-cell>
          <table:table-cell table:number-columns-repeated="2" office:value-type="float" office:value="2573611">
            <text:p>2573611</text:p>
          </table:table-cell>
          <table:table-cell office:value-type="float" office:value="15667349">
            <text:p>15667349</text:p>
          </table:table-cell>
          <table:table-cell office:value-type="float" office:value="2546851">
            <text:p>2546851</text:p>
          </table:table-cell>
          <table:table-cell/>
          <table:table-cell office:value-type="string">
            <text:p>apsi</text:p>
          </table:table-cell>
          <table:table-cell table:number-columns-repeated="2" office:value-type="float" office:value="21610931">
            <text:p>21610931</text:p>
          </table:table-cell>
          <table:table-cell office:value-type="float" office:value="21610985">
            <text:p>21610985</text:p>
          </table:table-cell>
          <table:table-cell office:value-type="float" office:value="21610927">
            <text:p>21610927</text:p>
          </table:table-cell>
        </table:table-row>
        <table:table-row table:style-name="ro2">
          <table:table-cell office:value-type="string">
            <text:p>art</text:p>
          </table:table-cell>
          <table:table-cell table:number-columns-repeated="2" office:value-type="float" office:value="5688846">
            <text:p>5688846</text:p>
          </table:table-cell>
          <table:table-cell office:value-type="float" office:value="26403726">
            <text:p>26403726</text:p>
          </table:table-cell>
          <table:table-cell office:value-type="float" office:value="21399757">
            <text:p>21399757</text:p>
          </table:table-cell>
          <table:table-cell/>
          <table:table-cell office:value-type="string">
            <text:p>art</text:p>
          </table:table-cell>
          <table:table-cell table:number-columns-repeated="2" office:value-type="float" office:value="32104368">
            <text:p>32104368</text:p>
          </table:table-cell>
          <table:table-cell office:value-type="float" office:value="32102829">
            <text:p>32102829</text:p>
          </table:table-cell>
          <table:table-cell office:value-type="float" office:value="32103073">
            <text:p>32103073</text:p>
          </table:table-cell>
        </table:table-row>
        <table:table-row table:style-name="ro3">
          <table:table-cell office:value-type="string">
            <text:p>equake</text:p>
          </table:table-cell>
          <table:table-cell table:number-columns-repeated="4" office:value-type="float" office:value="14016">
            <text:p>14016</text:p>
          </table:table-cell>
          <table:table-cell/>
          <table:table-cell office:value-type="string">
            <text:p>equake</text:p>
          </table:table-cell>
          <table:table-cell table:number-columns-repeated="4" office:value-type="float" office:value="7935323">
            <text:p>7935323</text:p>
          </table:table-cell>
        </table:table-row>
        <table:table-row table:style-name="ro2">
          <table:table-cell office:value-type="string">
            <text:p>fma3d</text:p>
          </table:table-cell>
          <table:table-cell table:number-columns-repeated="4" office:value-type="float" office:value="513">
            <text:p>513</text:p>
          </table:table-cell>
          <table:table-cell/>
          <table:table-cell office:value-type="string">
            <text:p>fma3d</text:p>
          </table:table-cell>
          <table:table-cell table:number-columns-repeated="4" office:value-type="float" office:value="5592450">
            <text:p>5592450</text:p>
          </table:table-cell>
        </table:table-row>
        <table:table-row table:style-name="ro3">
          <table:table-cell office:value-type="string">
            <text:p>galgel</text:p>
          </table:table-cell>
          <table:table-cell table:number-columns-repeated="2" office:value-type="float" office:value="36800">
            <text:p>36800</text:p>
          </table:table-cell>
          <table:table-cell office:value-type="float" office:value="90702">
            <text:p>90702</text:p>
          </table:table-cell>
          <table:table-cell office:value-type="float" office:value="39696">
            <text:p>39696</text:p>
          </table:table-cell>
          <table:table-cell/>
          <table:table-cell office:value-type="string">
            <text:p>galgel</text:p>
          </table:table-cell>
          <table:table-cell table:number-columns-repeated="4" office:value-type="float" office:value="1520391">
            <text:p>1520391</text:p>
          </table:table-cell>
        </table:table-row>
        <table:table-row table:style-name="ro3">
          <table:table-cell office:value-type="string">
            <text:p>lucas</text:p>
          </table:table-cell>
          <table:table-cell table:number-columns-repeated="4" office:value-type="float" office:value="131671">
            <text:p>131671</text:p>
          </table:table-cell>
          <table:table-cell/>
          <table:table-cell office:value-type="string">
            <text:p>lucas</text:p>
          </table:table-cell>
          <table:table-cell table:number-columns-repeated="4" office:value-type="float" office:value="413283">
            <text:p>413283</text:p>
          </table:table-cell>
        </table:table-row>
        <table:table-row table:style-name="ro2">
          <table:table-cell office:value-type="string">
            <text:p>mesa</text:p>
          </table:table-cell>
          <table:table-cell table:number-columns-repeated="4" office:value-type="float" office:value="4136">
            <text:p>4136</text:p>
          </table:table-cell>
          <table:table-cell/>
          <table:table-cell office:value-type="string">
            <text:p>mesa</text:p>
          </table:table-cell>
          <table:table-cell table:number-columns-repeated="4" office:value-type="float" office:value="411389">
            <text:p>411389</text:p>
          </table:table-cell>
        </table:table-row>
        <table:table-row table:style-name="ro3">
          <table:table-cell office:value-type="string">
            <text:p>mgrid</text:p>
          </table:table-cell>
          <table:table-cell table:number-columns-repeated="2" office:value-type="float" office:value="1959215">
            <text:p>1959215</text:p>
          </table:table-cell>
          <table:table-cell office:value-type="float" office:value="2469549">
            <text:p>2469549</text:p>
          </table:table-cell>
          <table:table-cell office:value-type="float" office:value="1898756">
            <text:p>1898756</text:p>
          </table:table-cell>
          <table:table-cell/>
          <table:table-cell office:value-type="string">
            <text:p>mgrid</text:p>
          </table:table-cell>
          <table:table-cell table:number-columns-repeated="2" office:value-type="float" office:value="12545993">
            <text:p>12545993</text:p>
          </table:table-cell>
          <table:table-cell office:value-type="float" office:value="12550873">
            <text:p>12550873</text:p>
          </table:table-cell>
          <table:table-cell office:value-type="float" office:value="12545962">
            <text:p>12545962</text:p>
          </table:table-cell>
        </table:table-row>
        <table:table-row table:style-name="ro2">
          <table:table-cell office:value-type="string">
            <text:p>swim</text:p>
          </table:table-cell>
          <table:table-cell table:number-columns-repeated="2" office:value-type="float" office:value="253656">
            <text:p>253656</text:p>
          </table:table-cell>
          <table:table-cell office:value-type="float" office:value="269553">
            <text:p>269553</text:p>
          </table:table-cell>
          <table:table-cell office:value-type="float" office:value="269486">
            <text:p>269486</text:p>
          </table:table-cell>
          <table:table-cell/>
          <table:table-cell office:value-type="string">
            <text:p>swim</text:p>
          </table:table-cell>
          <table:table-cell table:number-columns-repeated="4" office:value-type="float" office:value="1003115">
            <text:p>100311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zip2</text:p>
          </table:table-cell>
          <table:table-cell table:number-columns-repeated="2" office:value-type="float" office:value="264568">
            <text:p>264568</text:p>
          </table:table-cell>
          <table:table-cell office:value-type="float" office:value="547544">
            <text:p>547544</text:p>
          </table:table-cell>
          <table:table-cell office:value-type="float" office:value="320383">
            <text:p>320383</text:p>
          </table:table-cell>
          <table:table-cell/>
          <table:table-cell office:value-type="string">
            <text:p>bzip2</text:p>
          </table:table-cell>
          <table:table-cell table:number-columns-repeated="2" office:value-type="float" office:value="4287926">
            <text:p>4287926</text:p>
          </table:table-cell>
          <table:table-cell office:value-type="float" office:value="4287903">
            <text:p>4287903</text:p>
          </table:table-cell>
          <table:table-cell office:value-type="float" office:value="4287946">
            <text:p>4287946</text:p>
          </table:table-cell>
        </table:table-row>
        <table:table-row table:style-name="ro2">
          <table:table-cell office:value-type="string">
            <text:p>crafty</text:p>
          </table:table-cell>
          <table:table-cell table:number-columns-repeated="2" office:value-type="float" office:value="18827">
            <text:p>18827</text:p>
          </table:table-cell>
          <table:table-cell office:value-type="float" office:value="49650">
            <text:p>49650</text:p>
          </table:table-cell>
          <table:table-cell office:value-type="float" office:value="22842">
            <text:p>22842</text:p>
          </table:table-cell>
          <table:table-cell/>
          <table:table-cell office:value-type="string">
            <text:p>crafty</text:p>
          </table:table-cell>
          <table:table-cell table:number-columns-repeated="2" office:value-type="float" office:value="21461209">
            <text:p>21461209</text:p>
          </table:table-cell>
          <table:table-cell office:value-type="float" office:value="21461290">
            <text:p>21461290</text:p>
          </table:table-cell>
          <table:table-cell office:value-type="float" office:value="21461163">
            <text:p>21461163</text:p>
          </table:table-cell>
        </table:table-row>
        <table:table-row table:style-name="ro2">
          <table:table-cell office:value-type="string">
            <text:p>gap</text:p>
          </table:table-cell>
          <table:table-cell table:number-columns-repeated="2" office:value-type="float" office:value="1482502">
            <text:p>1482502</text:p>
          </table:table-cell>
          <table:table-cell office:value-type="float" office:value="1482936">
            <text:p>1482936</text:p>
          </table:table-cell>
          <table:table-cell office:value-type="float" office:value="1482100">
            <text:p>1482100</text:p>
          </table:table-cell>
          <table:table-cell/>
          <table:table-cell office:value-type="string">
            <text:p>gap</text:p>
          </table:table-cell>
          <table:table-cell table:number-columns-repeated="2" office:value-type="float" office:value="5670158">
            <text:p>5670158</text:p>
          </table:table-cell>
          <table:table-cell office:value-type="float" office:value="5670118">
            <text:p>5670118</text:p>
          </table:table-cell>
          <table:table-cell office:value-type="float" office:value="5670132">
            <text:p>5670132</text:p>
          </table:table-cell>
        </table:table-row>
        <table:table-row table:style-name="ro2">
          <table:table-cell office:value-type="string">
            <text:p>gcc</text:p>
          </table:table-cell>
          <table:table-cell table:number-columns-repeated="2" office:value-type="float" office:value="52783">
            <text:p>52783</text:p>
          </table:table-cell>
          <table:table-cell office:value-type="float" office:value="162703">
            <text:p>162703</text:p>
          </table:table-cell>
          <table:table-cell office:value-type="float" office:value="83907">
            <text:p>83907</text:p>
          </table:table-cell>
          <table:table-cell/>
          <table:table-cell office:value-type="string">
            <text:p>gcc</text:p>
          </table:table-cell>
          <table:table-cell table:number-columns-repeated="2" office:value-type="float" office:value="11830581">
            <text:p>11830581</text:p>
          </table:table-cell>
          <table:table-cell office:value-type="float" office:value="11831015">
            <text:p>11831015</text:p>
          </table:table-cell>
          <table:table-cell office:value-type="float" office:value="11830770">
            <text:p>11830770</text:p>
          </table:table-cell>
        </table:table-row>
        <table:table-row table:style-name="ro3">
          <table:table-cell office:value-type="string">
            <text:p>gzip</text:p>
          </table:table-cell>
          <table:table-cell table:number-columns-repeated="2" office:value-type="float" office:value="30817">
            <text:p>30817</text:p>
          </table:table-cell>
          <table:table-cell office:value-type="float" office:value="31173">
            <text:p>31173</text:p>
          </table:table-cell>
          <table:table-cell office:value-type="float" office:value="30919">
            <text:p>30919</text:p>
          </table:table-cell>
          <table:table-cell/>
          <table:table-cell office:value-type="string">
            <text:p>gzip</text:p>
          </table:table-cell>
          <table:table-cell table:number-columns-repeated="4" office:value-type="float" office:value="3439521">
            <text:p>3439521</text:p>
          </table:table-cell>
        </table:table-row>
        <table:table-row table:style-name="ro3">
          <table:table-cell office:value-type="string">
            <text:p>mcf</text:p>
          </table:table-cell>
          <table:table-cell table:number-columns-repeated="2" office:value-type="float" office:value="2338324">
            <text:p>2338324</text:p>
          </table:table-cell>
          <table:table-cell office:value-type="float" office:value="5332495">
            <text:p>5332495</text:p>
          </table:table-cell>
          <table:table-cell office:value-type="float" office:value="2876004">
            <text:p>2876004</text:p>
          </table:table-cell>
          <table:table-cell/>
          <table:table-cell office:value-type="string">
            <text:p>mcf</text:p>
          </table:table-cell>
          <table:table-cell table:number-columns-repeated="2" office:value-type="float" office:value="16284885">
            <text:p>16284885</text:p>
          </table:table-cell>
          <table:table-cell office:value-type="float" office:value="16393844">
            <text:p>16393844</text:p>
          </table:table-cell>
          <table:table-cell office:value-type="float" office:value="16289220">
            <text:p>16289220</text:p>
          </table:table-cell>
        </table:table-row>
        <table:table-row table:style-name="ro2">
          <table:table-cell office:value-type="string">
            <text:p>parser</text:p>
          </table:table-cell>
          <table:table-cell table:number-columns-repeated="2" office:value-type="float" office:value="118130">
            <text:p>118130</text:p>
          </table:table-cell>
          <table:table-cell office:value-type="float" office:value="269223">
            <text:p>269223</text:p>
          </table:table-cell>
          <table:table-cell office:value-type="float" office:value="180257">
            <text:p>180257</text:p>
          </table:table-cell>
          <table:table-cell/>
          <table:table-cell office:value-type="string">
            <text:p>parser</text:p>
          </table:table-cell>
          <table:table-cell table:number-columns-repeated="2" office:value-type="float" office:value="2567522">
            <text:p>2567522</text:p>
          </table:table-cell>
          <table:table-cell office:value-type="float" office:value="2567525">
            <text:p>2567525</text:p>
          </table:table-cell>
          <table:table-cell office:value-type="float" office:value="2567556">
            <text:p>2567556</text:p>
          </table:table-cell>
        </table:table-row>
        <table:table-row table:style-name="ro3">
          <table:table-cell office:value-type="string">
            <text:p>twolf</text:p>
          </table:table-cell>
          <table:table-cell table:number-columns-repeated="4" office:value-type="float" office:value="4389">
            <text:p>4389</text:p>
          </table:table-cell>
          <table:table-cell/>
          <table:table-cell office:value-type="string">
            <text:p>twolf</text:p>
          </table:table-cell>
          <table:table-cell table:number-columns-repeated="4" office:value-type="float" office:value="12621533">
            <text:p>12621533</text:p>
          </table:table-cell>
        </table:table-row>
        <table:table-row table:style-name="ro2">
          <table:table-cell office:value-type="string">
            <text:p>vortex</text:p>
          </table:table-cell>
          <table:table-cell table:number-columns-repeated="2" office:value-type="float" office:value="86376">
            <text:p>86376</text:p>
          </table:table-cell>
          <table:table-cell office:value-type="float" office:value="98052">
            <text:p>98052</text:p>
          </table:table-cell>
          <table:table-cell office:value-type="float" office:value="85531">
            <text:p>85531</text:p>
          </table:table-cell>
          <table:table-cell/>
          <table:table-cell office:value-type="string">
            <text:p>vortex</text:p>
          </table:table-cell>
          <table:table-cell table:number-columns-repeated="2" office:value-type="float" office:value="11587649">
            <text:p>11587649</text:p>
          </table:table-cell>
          <table:table-cell office:value-type="float" office:value="115887468">
            <text:p>115887468</text:p>
          </table:table-cell>
          <table:table-cell office:value-type="float" office:value="11587677">
            <text:p>11587677</text:p>
          </table:table-cell>
        </table:table-row>
        <table:table-row table:style-name="ro3">
          <table:table-cell office:value-type="string">
            <text:p>vpr</text:p>
          </table:table-cell>
          <table:table-cell table:number-columns-repeated="4" office:value-type="float" office:value="1410">
            <text:p>1410</text:p>
          </table:table-cell>
          <table:table-cell/>
          <table:table-cell office:value-type="string">
            <text:p>vpr</text:p>
          </table:table-cell>
          <table:table-cell table:number-columns-repeated="4" office:value-type="float" office:value="8307466">
            <text:p>830746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msi </meta:initial-creator>
    <meta:creation-date>2013-11-29T13:08:21</meta:creation-date>
    <dc:date>2013-12-07T02:05:48</dc:date>
    <dc:creator>vamsi </dc:creator>
    <meta:editing-duration>PT13H11M21S</meta:editing-duration>
    <meta:editing-cycles>147</meta:editing-cycles>
    <meta:generator>LibreOffice/3.5$Linux_x86 LibreOffice_project/350m1$Build-2</meta:generator>
    <meta:document-statistic meta:table-count="3" meta:cell-count="549" meta:object-count="0"/>
  </office:meta>
</office:document-meta>
</file>